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gain1</text:p>
          </table:table-cell>
          <table:table-cell table:style-name="Default" office:value-type="string" calcext:value-type="string">
            <text:p>gain2</text:p>
          </table:table-cell>
          <table:table-cell office:value-type="string" calcext:value-type="string">
            <text:p>gain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69" calcext:value-type="float">
            <text:p>7169</text:p>
          </table:table-cell>
          <table:table-cell office:value-type="float" office:value="7131" calcext:value-type="float">
            <text:p>7131</text:p>
          </table:table-cell>
          <table:table-cell office:value-type="float" office:value="11" calcext:value-type="float">
            <text:p>11</text:p>
          </table:table-cell>
          <table:table-cell table:formula="of:=([.C2]-[.B2])*50 - [.A2]*130 - ([.D2]-10)*50" office:value-type="float" office:value="-3770" calcext:value-type="float">
            <text:p>-3770</text:p>
          </table:table-cell>
          <table:table-cell table:formula="of:=([.C2]-[.B2])*50 - [.A2]*250 - ([.D2]-10)*20" office:value-type="float" office:value="-5420" calcext:value-type="float">
            <text:p>-5420</text:p>
          </table:table-cell>
          <table:table-cell table:formula="of:=([.C2]-[.B2])*50 - [.A2]*150 - ([.D2])*10" office:value-type="float" office:value="-4110" calcext:value-type="float">
            <text:p>-4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14" calcext:value-type="float">
            <text:p>7314</text:p>
          </table:table-cell>
          <table:table-cell table:style-name="ce1"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table:formula="of:=([.C3]-[.B3])*50 - [.A3]*130 - ([.D3]-10)*50" office:value-type="float" office:value="-4100" calcext:value-type="float">
            <text:p>-4100</text:p>
          </table:table-cell>
          <table:table-cell table:formula="of:=([.C3]-[.B3])*50 - [.A3]*200 - ([.D3]-10)*20" office:value-type="float" office:value="-5120" calcext:value-type="float">
            <text:p>-5120</text:p>
          </table:table-cell>
          <table:table-cell table:formula="of:=([.C3]-[.B3])*50 - [.A3]*150 - ([.D3])*10" office:value-type="float" office:value="-4460" calcext:value-type="float">
            <text:p>-4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0" calcext:value-type="float">
            <text:p>7160</text:p>
          </table:table-cell>
          <table:table-cell office:value-type="float" office:value="7131" calcext:value-type="float">
            <text:p>7131</text:p>
          </table:table-cell>
          <table:table-cell office:value-type="float" office:value="10" calcext:value-type="float">
            <text:p>10</text:p>
          </table:table-cell>
          <table:table-cell table:formula="of:=([.C4]-[.B4])*50 - [.A4]*130 - ([.D4]-10)*50" office:value-type="float" office:value="-3530" calcext:value-type="float">
            <text:p>-3530</text:p>
          </table:table-cell>
          <table:table-cell table:formula="of:=([.C4]-[.B4])*50 - [.A4]*200 - ([.D4]-10)*20" office:value-type="float" office:value="-4650" calcext:value-type="float">
            <text:p>-4650</text:p>
          </table:table-cell>
          <table:table-cell table:formula="of:=([.C4]-[.B4])*50 - [.A4]*150 - ([.D4])*10" office:value-type="float" office:value="-3950" calcext:value-type="float">
            <text:p>-3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antas </meta:initial-creator>
    <meta:creation-date>2014-05-09T17:08:16.559123160</meta:creation-date>
    <dc:date>2014-05-12T12:00:57.484273770</dc:date>
    <dc:creator>cmantas </dc:creator>
    <meta:editing-duration>P2DT18H5M</meta:editing-duration>
    <meta:editing-cycles>1</meta:editing-cycles>
    <meta:document-statistic meta:table-count="1" meta:cell-count="28" meta:object-count="0"/>
    <meta:generator>LibreOffice/4.1.3.2$Linux_X86_64 LibreOffice_project/410m0$Build-2</meta:generator>
  </office:meta>
</office:document-meta>
</file>